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9C400000BB88A6E43263C2D4C37.tif" manifest:media-type="image/tiff"/>
  <manifest:file-entry manifest:full-path="Pictures/1000020100000BB8000005DC3F8E46F9C9739260.tif" manifest:media-type="image/tiff"/>
  <manifest:file-entry manifest:full-path="Pictures/10000201000003E8000003E8CC5122F5D8DF7958.tif" manifest:media-type="image/tiff"/>
  <manifest:file-entry manifest:full-path="Pictures/10000201000003E8000002EE1182DB26AAD218E8.tif" manifest:media-type="image/tiff"/>
  <manifest:file-entry manifest:full-path="Pictures/1000020100000BB8000005DC810F84CF76C4D8EB.tif" manifest:media-type="image/tiff"/>
  <manifest:file-entry manifest:full-path="Pictures/1000020100000BB8000008CA40A783BC53D04481.tif" manifest:media-type="image/tif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155cm, 0cm, 2.239cm, 13.607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457cm, 0cm, 8.163cm, 13.059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335cm" svg:height="11.5cm" svg:x="2.365cm" svg:y="1.1cm">
          <draw:image xlink:href="Pictures/1000020100000BB8000008CA40A783BC53D04481.tif" xlink:type="simple" xlink:show="embed" xlink:actuate="onLoad" loext:mime-type="image/tiff">
            <text:p/>
          </draw:image>
        </draw:frame>
        <draw:frame draw:style-name="gr1" draw:text-style-name="P1" draw:layer="layout" svg:width="15.5cm" svg:height="7.749cm" svg:x="2.4cm" svg:y="13.6cm">
          <draw:image xlink:href="Pictures/1000020100000BB8000005DC810F84CF76C4D8EB.tif" xlink:type="simple" xlink:show="embed" xlink:actuate="onLoad" loext:mime-type="image/tiff">
            <text:p/>
          </draw:image>
        </draw:frame>
        <draw:frame draw:style-name="gr1" draw:text-style-name="P1" draw:layer="layout" svg:width="15.599cm" svg:height="7.799cm" svg:x="2.401cm" svg:y="22.401cm">
          <draw:image xlink:href="Pictures/1000020100000BB8000005DC3F8E46F9C9739260.tif" xlink:type="simple" xlink:show="embed" xlink:actuate="onLoad" loext:mime-type="image/tiff">
            <text:p/>
          </draw:image>
        </draw:frame>
        <draw:frame draw:style-name="gr2" draw:text-style-name="P3" draw:layer="layout" svg:width="1.5cm" svg:height="0.962cm" svg:x="2.6cm" svg:y="0cm">
          <draw:text-box>
            <text:p text:style-name="P2"><text:span text:style-name="T1">ISs</text:span></text:p>
          </draw:text-box>
        </draw:frame>
        <draw:frame draw:style-name="gr3" draw:text-style-name="P3" draw:layer="layout" svg:width="3.3cm" svg:height="0.962cm" svg:x="2.7cm" svg:y="12.6cm">
          <draw:text-box>
            <text:p text:style-name="P2"><text:span text:style-name="T1">Phages</text:span></text:p>
          </draw:text-box>
        </draw:frame>
        <draw:frame draw:style-name="gr3" draw:text-style-name="P3" draw:layer="layout" svg:width="3.3cm" svg:height="0.962cm" svg:x="2.7cm" svg:y="21.438cm">
          <draw:text-box>
            <text:p text:style-name="P2"><text:span text:style-name="T1">Plasmids</text:span></text:p>
          </draw:text-box>
        </draw:frame>
        <draw:frame draw:style-name="gr4" draw:text-style-name="P1" draw:layer="layout" svg:width="3.883cm" svg:height="7.152cm" svg:x="18.317cm" svg:y="11.848cm">
          <draw:image xlink:href="Pictures/10000201000003E8000002EE1182DB26AAD218E8.tif" xlink:type="simple" xlink:show="embed" xlink:actuate="onLoad" loext:mime-type="image/tiff">
            <text:p/>
          </draw:image>
        </draw:frame>
      </draw:page>
      <draw:page draw:name="page2" draw:style-name="dp1" draw:master-page-name="Default">
        <draw:frame draw:style-name="gr5" draw:text-style-name="P4" draw:layer="layout" svg:width="5.456cm" svg:height="4.2cm" svg:x="1cm" svg:y="23.9cm">
          <draw:image xlink:href="Pictures/10000201000003E8000003E8CC5122F5D8DF7958.tif" xlink:type="simple" xlink:show="embed" xlink:actuate="onLoad" loext:mime-type="image/tiff">
            <text:p/>
          </draw:image>
        </draw:frame>
        <draw:frame draw:style-name="gr1" draw:text-style-name="P1" draw:layer="layout" svg:width="18.999cm" svg:height="22.799cm" svg:x="1cm" svg:y="1.101cm">
          <draw:image xlink:href="Pictures/10000201000009C400000BB88A6E43263C2D4C37.tif" xlink:type="simple" xlink:show="embed" xlink:actuate="onLoad" loext:mime-type="image/tiff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8-14T16:36:44.699484248</meta:creation-date>
    <dc:date>2020-09-28T20:56:50.276876138</dc:date>
    <meta:editing-duration>PT7H25M39S</meta:editing-duration>
    <meta:editing-cycles>7</meta:editing-cycles>
    <meta:generator>LibreOffice/6.3.1.2$MacOSX_X86_64 LibreOffice_project/b79626edf0065ac373bd1df5c28bd630b4424273</meta:generator>
    <meta:document-statistic meta:object-count="9"/>
  </office:meta>
</office:document-meta>
</file>